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3pt" fo:font-weight="normal" officeooo:rsid="000db7ed" officeooo:paragraph-rsid="001b51b8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1b51b8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9f253" officeooo:paragraph-rsid="001b51b8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9f253" officeooo:paragraph-rsid="001c3e36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9f253" officeooo:paragraph-rsid="001eaebc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98f4b" officeooo:paragraph-rsid="001b51b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32pt" fo:font-weight="bold" officeooo:rsid="001b51b8" officeooo:paragraph-rsid="001b51b8" style:font-size-asian="32pt" style:font-weight-asian="bold" style:font-size-complex="32pt" style:font-weight-complex="bold"/>
    </style:style>
    <style:style style:name="T1" style:family="text">
      <style:text-properties officeooo:rsid="001b51b8"/>
    </style:style>
    <style:style style:name="T2" style:family="text">
      <style:text-properties style:text-position="super 58%" fo:font-weight="bold" officeooo:rsid="00098f4b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f253" style:font-weight-asian="bold" style:font-weight-complex="bold"/>
    </style:style>
    <style:style style:name="T5" style:family="text">
      <style:text-properties fo:font-weight="bold" officeooo:rsid="000bd840" style:font-weight-asian="bold" style:font-weight-complex="bold"/>
    </style:style>
    <style:style style:name="T6" style:family="text">
      <style:text-properties fo:font-weight="bold" officeooo:rsid="001c3e36" style:font-weight-asian="bold" style:font-weight-complex="bold"/>
    </style:style>
    <style:style style:name="T7" style:family="text">
      <style:text-properties fo:font-weight="bold" officeooo:rsid="00205035" style:font-weight-asian="bold" style:font-weight-complex="bold"/>
    </style:style>
    <style:style style:name="T8" style:family="text">
      <style:text-properties officeooo:rsid="0009f253"/>
    </style:style>
    <style:style style:name="T9" style:family="text">
      <style:text-properties officeooo:rsid="000bd840"/>
    </style:style>
    <style:style style:name="T10" style:family="text">
      <style:text-properties officeooo:rsid="001c3e36"/>
    </style:style>
    <style:style style:name="T11" style:family="text">
      <style:text-properties officeooo:rsid="001ea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eathereum 簡易仕様</text:p>
      <text:p text:style-name="P2"/>
      <text:p text:style-name="P3">Ethereu<text:span text:style-name="T1">m</text:span>プロトコルとソースコードを元にしています</text:p>
      <text:p text:style-name="P3">コイン生成方法: <text:span text:style-name="T1">PoW（Proof of Work）マイニング可能</text:span></text:p>
      <text:p text:style-name="P4">マイニングアルゴリズム: <text:span text:style-name="T1">Ethash（Bombなし</text:span><text:span text:style-name="T2">* </text:span><text:span text:style-name="T1">）</text:span></text:p>
      <text:p text:style-name="P4">マイニング<text:span text:style-name="T8">ブロック</text:span>報酬:</text:p>
      <text:p text:style-name="P8"><text:tab/><text:span text:style-name="T3">1 - </text:span><text:span text:style-name="T7">345601</text:span><text:span text:style-name="T8"> （60日、約2ヶ月間）</text:span></text:p>
      <text:p text:style-name="P5"><text:tab/>固定報酬<text:span text:style-name="T9">: </text:span><text:span text:style-name="T5">3.0 feather</text:span></text:p>
      <text:p text:style-name="P5"/>
      <text:p text:style-name="P5"><text:tab/><text:span text:style-name="T3">345601 - 1209700</text:span> （<text:span text:style-name="T1">150日、約5ヶ月間）</text:span></text:p>
      <text:p text:style-name="P5"><text:tab/>固定報酬<text:span text:style-name="T9">: </text:span><text:span text:style-name="T5">2.0 feather</text:span></text:p>
      <text:p text:style-name="P5"/>
      <text:p text:style-name="P5"><text:span text:style-name="T9"><text:tab/></text:span><text:span text:style-name="T3">120970</text:span><text:span text:style-name="T5">1 -</text:span></text:p>
      <text:p text:style-name="P5"><text:tab/>一ヶ月ごとにブロック報酬が次公式の様に変化します<text:span text:style-name="T9">:</text:span></text:p>
      <text:p text:style-name="P5"><text:tab/>報酬レベル<text:span text:style-name="T9"> = ((ブロックナンバー - 1) / 172800) - 6</text:span></text:p>
      <text:p text:style-name="P5"><text:tab/>ブロック報酬<text:span text:style-name="T9"> = ( ( </text:span>報酬レベル<text:span text:style-name="T9"> – 1) / 22)^3 + 1)^(-1)</text:span></text:p>
      <text:p text:style-name="P5"/>
      <text:p text:style-name="P6"><text:tab/>ブロック報酬は<text:span text:style-name="T6">1.0 feather</text:span><text:span text:style-name="T10">から始まり、</text:span>最初はほんの少しづつ減り、</text:p>
      <text:p text:style-name="P6"><text:tab/>その後指数関数的に減少します。</text:p>
      <text:p text:style-name="P7">プレマイン: 907200 <text:span text:style-name="T11">feather (1と3/4ヶ月で採掘されるものと同量)</text:span></text:p>
      <text:p text:style-name="P7"><text:tab/>プレマインの内訳につきましては別資料をご覧ください。</text:p>
      <text:p text:style-name="P7"/>
      <text:p text:style-name="P5"/>
      <text:p text:style-name="P5">* Ethereumマイナーが問題なくそのまま使用できます。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fo:font-weight="bold" officeooo:rsid="001b51b8" style:font-size-asian="24pt" style:font-weight-asian="bold" style:font-size-complex="2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3pt" fo:font-weight="normal" officeooo:rsid="000db7ed" officeooo:paragraph-rsid="001b51b8" style:font-size-asian="13pt" style:font-weight-asian="normal" style:font-size-complex="13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(c) Feathereum Team, kyoumina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6:21:40.974120393</meta:creation-date>
    <dc:date>2018-05-01T16:51:53.643410100</dc:date>
    <meta:editing-duration>PT1H12M29S</meta:editing-duration>
    <meta:editing-cycles>6</meta:editing-cycles>
    <meta:generator>LibreOffice/5.4.6.2$Linux_X86_64 LibreOffice_project/40m0$Build-2</meta:generator>
    <meta:document-statistic meta:table-count="0" meta:image-count="0" meta:object-count="0" meta:page-count="1" meta:paragraph-count="19" meta:word-count="305" meta:character-count="507" meta:non-whitespace-character-count="453"/>
  </office:meta>
</office:document-meta>
</file>